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Report · Conduction</text:h>
      <text:p text:style-name="Subtitle">Working copy. Editable in LibreOffice, OnlyOffice, or Microsoft Word. For pixel-accurate layout, see the canonical HTML.</text:p>
      <text:p text:style-name="Standard">Design system / Print /  Report</text:p>
      <text:h text:style-name="Heading_20_2" text:outline-level="2">Report</text:h>
      <text:p text:style-name="Standard">A4 portrait. Three sheets per report: cover with category-tinted hex, body page with markdown-style running header and hex pagination, back page that's actually useful, three "next steps" with owner + date plus a contact card. Filled "Acme BV" example below the empty template.</text:p>
      <text:p text:style-name="Standard">Filled example · data category · "Open registers Acme BV"</text:p>
      <text:p text:style-name="Standard">Conduction · Quick scan · #CND-2026-042</text:p>
      <text:h text:style-name="Heading_20_2" text:outline-level="2">Open registers voor Acme BV.</text:h>
      <text:p text:style-name="Standard">Hoe we 142 spreadsheets verbouwen tot één auditbaar register.</text:p>
      <text:p text:style-name="Standard">Datum 30 april 2026 Voor Marleen de Vries, IT-lead Door Ruben van der Linde</text:p>
      <text:p text:style-name="Standard"># Open registers Acme BV CND-2026-042 · p. 02</text:p>
      <text:p text:style-name="Standard">Samenvatting voor management</text:p>
      <text:h text:style-name="Heading_20_2" text:outline-level="2">Vakantieproof toegang tot je klantregister, in zeven weken.</text:h>
      <text:p text:style-name="Standard">Acme heeft op dit moment 142 Excel-bestanden waar drie mensen de logica van kennen. Twee zijn met pensioen. Met OpenRegister krijgen vier rollen elk hun eigen view, schema-validatie, en een audit-trail uit de doos. Hardware blijft op je eigen Nextcloud.</text:p>
      <text:list>
        <text:list-item>
          <text:p text:style-name="List">Probleem: kennis zit bij personen, niet bij rollen. Bij vakanties stopt het werk.</text:p>
        </text:list-item>
        <text:list-item>
          <text:p text:style-name="List">Aanpak: OpenRegister + 5 entiteiten + 4 rollen, zeven weken tot live, vaste prijs.</text:p>
        </text:list-item>
        <text:list-item>
          <text:p text:style-name="List">Wat je ervoor terugkrijgt: één waarheid, audit-klaar, vakantieproof, geen vendor lock-in.</text:p>
        </text:list-item>
      </text:list>
      <text:p text:style-name="Standard">Ruben van der Linde CTO · Conduction</text:p>
      <text:p text:style-name="Standard">Opgesteld 30 april 2026</text:p>
      <text:p text:style-name="Standard">conduction.nl · #CND-2026-042</text:p>
      <text:p text:style-name="Standard"># Open registers Acme BV CND-2026-042 · p. 03</text:p>
      <text:h text:style-name="Heading_20_2" text:outline-level="2">Wat we vonden</text:h>
      <text:p text:style-name="Standard">142 spreadsheets, in 9 mappen, beheerd door 4 mensen. Geen versiebeheer. Drie mensen weten welk veld optioneel is, twee zijn met pensioen.</text:p>
      <text:p text:style-name="Standard">De urgentie zit niet in een audit, maar in vakanties. Als Henk afwezig is, weet niemand welke kolom het juiste BSN-formaat heeft.</text:p>
      <text:h text:style-name="Heading_20_3" text:outline-level="3">Waar OpenRegister past</text:h>
      <text:p text:style-name="Standard">Eén register, vijf entiteiten (klant, contract, factuur, contactpersoon, locatie). Schemavalidatie, audit-trail, rollen per entiteit.</text:p>
      <text:list>
        <text:list-item>
          <text:p text:style-name="List">Schema versionable, je kunt een veld toevoegen zonder migratie.</text:p>
        </text:list-item>
        <text:list-item>
          <text:p text:style-name="List">Permissies per rol, niet per persoon, vakantieproof.</text:p>
        </text:list-item>
        <text:list-item>
          <text:p text:style-name="List">Importeert je 142 spreadsheets zonder een week consultancy.</text:p>
        </text:list-item>
      </text:list>
      <text:p text:style-name="Standard">Wat we niet doen</text:p>
      <text:h text:style-name="Heading_20_3" text:outline-level="3">Tijdlijn</text:h>
      <text:p text:style-name="Standard">Schema sprint (week 1–2). Import + audit (week 3–4). Rollen + UI (week 5–6). Live (week 7).</text:p>
      <text:p text:style-name="Standard">conduction.nl · #CND-2026-042</text:p>
      <text:h text:style-name="Heading_20_2" text:outline-level="2">Wat is volgende.</text:h>
      <text:p text:style-name="Standard">Drie stappen, één eigenaar per stap, één datum. Geen "we kunnen aanbieden", concrete bewegingen die nu kunnen.</text:p>
      <text:p text:style-name="Standard">01 · deze week Schema-werksessie Twee uur met Henk en Marleen, we leggen je vijf entiteiten vast. Output: een werkend OpenRegister-schema. Eigenaar Ruben · Voor 7 mei</text:p>
      <text:p text:style-name="Standard">02 · week 2 Pilot-import We importeren je drie zwaarste spreadsheets in een staging-OpenRegister. Validatiefouten worden zichtbaar. Eigenaar Mark · Voor 14 mei</text:p>
      <text:p text:style-name="Standard">03 · week 3 Go/No-go gesprek 30 minuten, jullie en wij. Op basis van de pilot beslissen we of we doorgaan met sprints 2–7 of stoppen. Eigenaar Marleen · Voor 21 mei</text:p>
      <text:h text:style-name="Heading_20_3" text:outline-level="3">Ruben van der Linde</text:h>
      <text:p text:style-name="Standard">CTO, Conduction</text:p>
      <text:p text:style-name="Standard">ruben@conduction.nl +31 70 756 1240</text:p>
      <text:p text:style-name="Standard">Conduction BV · conduction.nl · this report is a working document, mark it up</text:p>
      <text:p text:style-name="Standard">Empty template · placeholders only · pick a category to set the cover hex</text:p>
      <text:p text:style-name="Standard">Conduction · {{ doc-type }} · {{ #ID }}</text:p>
      <text:h text:style-name="Heading_20_2" text:outline-level="2">{{ Title goes here. }}</text:h>
      <text:p text:style-name="Standard">{{ One-line lede, the answer up front. }}</text:p>
      <text:p text:style-name="Standard">Datum {{ DD month YYYY }} Voor {{ Recipient + role }} Door {{ Author + role }}</text:p>
      <text:p text:style-name="Standard"># {{ chapter }} {{ #ID }} · p. 02</text:p>
      <text:p text:style-name="Standard">Samenvatting voor management</text:p>
      <text:h text:style-name="Heading_20_2" text:outline-level="2">{{ Outcome sentence with period. }}</text:h>
      <text:p text:style-name="Standard">{{ One paragraph, two to three sentences. Person-voice; explains the situation, the move, and what changes. }}</text:p>
      <text:list>
        <text:list-item>
          <text:p text:style-name="List">Probleem: {{ what's broken now, one line }}</text:p>
        </text:list-item>
        <text:list-item>
          <text:p text:style-name="List">Aanpak: {{ what we're doing about it, one line }}</text:p>
        </text:list-item>
        <text:list-item>
          <text:p text:style-name="List">Wat je ervoor terugkrijgt: {{ the outcome, one line }}</text:p>
        </text:list-item>
      </text:list>
      <text:p text:style-name="Standard">{{ Author name }} {{ role }} · Conduction</text:p>
      <text:p text:style-name="Standard">Opgesteld {{ DD month YYYY }}</text:p>
      <text:p text:style-name="Standard">conduction.nl · {{ #ID }}</text:p>
      <text:p text:style-name="Standard"># {{ chapter }} {{ #ID }} · p. {{ n }}</text:p>
      <text:h text:style-name="Heading_20_2" text:outline-level="2">{{ Section heading }}</text:h>
      <text:p text:style-name="Standard">{{ Lead-in paragraph, two short sentences. }}</text:p>
      <text:h text:style-name="Heading_20_3" text:outline-level="3">{{ Subhead }}</text:h>
      <text:p text:style-name="Standard">{{ One claim per sentence. Under 16 words. Active voice. }}</text:p>
      <text:list>
        <text:list-item>
          <text:p text:style-name="List">{{ Bullet 1 }}</text:p>
        </text:list-item>
        <text:list-item>
          <text:p text:style-name="List">{{ Bullet 2 }}</text:p>
        </text:list-item>
        <text:list-item>
          <text:p text:style-name="List">{{ Bullet 3 }}</text:p>
        </text:list-item>
      </text:list>
      <text:p text:style-name="Standard">Wat we niet doen</text:p>
      <text:p text:style-name="Standard">conduction.nl · {{ #ID }}</text:p>
      <text:h text:style-name="Heading_20_2" text:outline-level="2">{{ What's next. }}</text:h>
      <text:p text:style-name="Standard">{{ One-line framing. }}</text:p>
      <text:p text:style-name="Standard">01 · {{ when }} {{ Action }} {{ One-sentence detail. }} Eigenaar {{ name }} · Voor {{ date }}</text:p>
      <text:p text:style-name="Standard">02 · {{ when }} {{ Action }} {{ One-sentence detail. }} Eigenaar {{ name }} · Voor {{ date }}</text:p>
      <text:p text:style-name="Standard">03 · {{ when }} {{ Action }} {{ One-sentence detail. }} Eigenaar {{ name }} · Voor {{ date }}</text:p>
      <text:h text:style-name="Heading_20_3" text:outline-level="3">{{ Author name }}</text:h>
      <text:p text:style-name="Standard">{{ role }}, Conduction</text:p>
      <text:p text:style-name="Standard">{{ email }} {{ phone }}</text:p>
      <text:p text:style-name="Standard">{{ Closing line, e.g. mark it up }}</text:p>
      <text:p text:style-name="Standard">Why we built it this way</text:p>
      <text:h text:style-name="Heading_20_2" text:outline-level="2">The cover tells you what kind of report this is</text:h>
      <text:p text:style-name="Standard">A consultant's report has to be readable in 30 seconds and useful for 30 weeks. Cover signals category. Body is markdown-shaped. Back page is the meeting agenda for next week, not a contact form.</text:p>
      <text:list>
        <text:list-item>
          <text:p text:style-name="List">Category prism on the cover. The hex top-right is forest (data), lavender (process), terracotta (documents), or mint (integrate). Pile six reports on a desk and you can see at a glance which is the data one.</text:p>
        </text:list-item>
        <text:list-item>
          <text:p text:style-name="List">Title is a sentence with a period. "Open registers voor Acme BV." reads like a finished thought, not a category label.</text:p>
        </text:list-item>
        <text:list-item>
          <text:p text:style-name="List">Markdown running header. " # Chapter title " in Plex Mono. Treats the report as a document checked into a repo, not a one-off PDF.</text:p>
        </text:list-item>
        <text:list-item>
          <text:p text:style-name="List">"Wat we niet doen" callout. Every body page can hold a honesty box. Builds trust faster than three claims.</text:p>
        </text:list-item>
        <text:list-item>
          <text:p text:style-name="List">Hex-pagination. Three honeycomb cells at the bottom, one filled. Tells you where you are without "page 2 of 3" boilerplate.</text:p>
        </text:list-item>
        <text:list-item>
          <text:p text:style-name="List">Back page is "wat is volgende". Three concrete actions, owner per action, date per action. The reader leaves the meeting with a calendar invite, not a feeling.</text:p>
        </text:list-item>
        <text:list-item>
          <text:p text:style-name="List">Contact card with a hex monogram. Same monogram pattern as the business card, the brand is consistent across paper sizes.</text:p>
        </text:list-item>
        <text:list-item>
          <text:p text:style-name="List">"This report is a working document, mark it up." A footer that gives the reader permission to scribble. Reports that don't get marked up don't get used.</text:p>
        </text:list-item>
      </text:list>
      <text:p text:style-name="Standard">A4 × 3 sheets · cover + body + back · --bleed 0 · placeholders use {{ }} markers, search-replace ready</text:p>
      <text:p text:style-name="Standard">tokens.css · cover-page template · section-divider template · hex-bullet icon ·
        running-header pattern shared with letterhead · .paper--A4</text:p>
      <text:p text:style-name="Footer">Canonical layout: https://design-system.conduction.nl/preview/print/report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Report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